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05804" style:font-weight-asian="normal" style:font-weight-complex="normal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officeooo:rsid="000463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Genitore visualizza le attività didattich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.D.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geni</text:span><text:span text:style-name="T2">t</text:span><text:span text:style-name="T1">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244135" text:style-name="Numerazione_20_UC">
              <text:list-item text:start-value="1">
                <text:p text:style-name="Azione_20_attore">Il genitore va alla sezione Attività didattiche</text:p>
                <text:p text:style-name="Azione_20_sistema"/>
              </text:list-item>
              <text:list-item>
                <text:p text:style-name="Azione_20_sistema"><text:s/>Il sistema genera la pagina Attività didattiche <text:span text:style-name="T5">delle classi </text:span></text:p>
                <text:p text:style-name="Azione_20_attore"><text:span text:style-name="T5"><text:s text:c="15"/>di cui i propri figli fanno parte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genitore ha visualizzato le Attività didattiche 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><text:span text:style-name="T3">Nel caso di un errore utente, il sistema mostra all’utente un </text:span><text:span text:style-name="T4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14M35S</meta:editing-duration>
    <meta:editing-cycles>9</meta:editing-cycles>
    <meta:generator>LibreOffice/3.6$Windows_x86 LibreOffice_project/da8c1e6-fd468f4-454e206-f42a4a9-143cfd</meta:generator>
    <dc:date>2012-10-21T23:12:08.93</dc:date>
    <meta:document-statistic meta:table-count="1" meta:image-count="0" meta:object-count="0" meta:page-count="1" meta:paragraph-count="17" meta:word-count="86" meta:character-count="588" meta:non-whitespace-character-count="503"/>
  </office:meta>
</office:document-meta>
</file>